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ca08a"/>
    </style:style>
    <style:style style:name="P3" style:family="paragraph" style:parent-style-name="Standard">
      <style:paragraph-properties fo:text-align="center" style:justify-single-word="false"/>
      <style:text-properties officeooo:paragraph-rsid="000e57ec"/>
    </style:style>
    <style:style style:name="P4" style:family="paragraph" style:parent-style-name="Header">
      <style:paragraph-properties fo:text-align="center" style:justify-single-word="false"/>
      <style:text-properties officeooo:paragraph-rsid="000ca0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a08a" style:font-weight-asian="bold" style:font-weight-complex="bold"/>
    </style:style>
    <style:style style:name="T3" style:family="text">
      <style:text-properties officeooo:rsid="000ca08a"/>
    </style:style>
    <style:style style:name="T4" style:family="text">
      <style:text-properties officeooo:rsid="000e57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s - mui - tas - coi - sas</text:p>
      <text:p text:style-name="P3">Do - meu - tem - po - de - cri - an - ça</text:p>
      <text:p text:style-name="P3">Guar - do - vi - vo - na - lem - bra - nça</text:p>
      <text:p text:style-name="P3">O a - con - che - go - de - meu - lar</text:p>
      <text:p text:style-name="P3">No - fim - da - tar - de</text:p>
      <text:p text:style-name="P3">Quan - do - tu - do - se a - quie - ta - va</text:p>
      <text:p text:style-name="P3">A - fa - mí - lia - se a - j<text:span text:style-name="T3">un - </text:span>ta - va</text:p>
      <text:p text:style-name="P3">Lá - no al - pen - dre a - con - ver - sar</text:p>
      <text:p text:style-name="P1"/>
      <text:p text:style-name="P3">Meus - pais - não - tin - ham <text:span text:style-name="T4">(5)</text:span></text:p>
      <text:p text:style-name="P3">Nem - es - co - la <text:span text:style-name="T3">e - </text:span>nem - di - nhei - ro <text:span text:style-name="T4">(8)</text:span></text:p>
      <text:p text:style-name="P3">To - do - di - a, o - a - no in - tei - ro <text:span text:style-name="T4">(8)</text:span></text:p>
      <text:p text:style-name="P3">Tra - ba - lha - vam - sem - pa - rar <text:span text:style-name="T4">(7)</text:span></text:p>
      <text:p text:style-name="P3">Fal - ta - va - tu - do <text:span text:style-name="T4">(5)</text:span></text:p>
      <text:p text:style-name="P3">Mas - a - gen - te - nem - li - ga - va <text:span text:style-name="T4">(8)</text:span></text:p>
      <text:p text:style-name="P3">O im - por - tan - te - não - fal - ta - va <text:span text:style-name="T4">(8)</text:span></text:p>
      <text:p text:style-name="P3">Seu - so<text:span text:style-name="T4">r</text:span> - ri - <text:span text:style-name="T3">s</text:span>o <text:span text:style-name="T3">e - </text:span>seu - o - lhar <text:span text:style-name="T4">(7)</text:span></text:p>
      <text:p text:style-name="P1"/>
      <text:p text:style-name="P3">Eu - tan - tas - ve - zes</text:p>
      <text:p text:style-name="P3">Vi - meu - pai - che - gar - can - sa - do</text:p>
      <text:p text:style-name="P3">Mas - a - qui - lo e - ra - sa - gra - do</text:p>
      <text:p text:style-name="P3">Um - por - um - e - le a - fa - ga - va</text:p>
      <text:p text:style-name="P3">E - per - gun - ta - va</text:p>
      <text:p text:style-name="P3">Quem - fi - ze - ra - es - tri - pu - li - a</text:p>
      <text:p text:style-name="P3">E - ma - mãe - nos - de - fen - di - a</text:p>
      <text:p text:style-name="P3">Tu - do - aos - pou - cos – se a - jei - ta - va</text:p>
      <text:p text:style-name="P1"/>
      <text:p text:style-name="P1">O sol se punha</text:p>
      <text:p text:style-name="P1">A viola alguém trazia</text:p>
      <text:p text:style-name="P1">Todo mundo então pedia</text:p>
      <text:p text:style-name="P1">Pro papai cantar com a gente</text:p>
      <text:p text:style-name="P1">Desafinado</text:p>
      <text:p text:style-name="P1">Meio rouco e voz cansada</text:p>
      <text:p text:style-name="P1">Ele cantava mil toadas</text:p>
      <text:p text:style-name="P1">Seu olhar ao sol poente</text:p>
      <text:p text:style-name="P1"/>
      <text:p text:style-name="P1">Passou o tempo</text:p>
      <text:p text:style-name="P1">Hoje eu vejo a maravilha</text:p>
      <text:p text:style-name="P1">De se ter uma família</text:p>
      <text:p text:style-name="P1">Quando tantos não a tem</text:p>
      <text:p text:style-name="P1">Agora falam</text:p>
      <text:p text:style-name="P1">Do desquite e do divórcio</text:p>
      <text:p text:style-name="P1">O amor virou consórcio</text:p>
      <text:p text:style-name="P1">Compromisso de ninguém</text:p>
      <text:p text:style-name="P1"/>
      <text:p text:style-name="P1">E há tantos filhos</text:p>
      <text:p text:style-name="P1">Que bem mais do que um palácio</text:p>
      <text:p text:style-name="P1">Gostariam de um abraço</text:p>
      <text:p text:style-name="P1">E do carinho entre seus pais</text:p>
      <text:p text:style-name="P1">Se os pais amassem</text:p>
      <text:p text:style-name="P1"><text:soft-page-break/>O divórcio não viria</text:p>
      <text:p text:style-name="P1">Chamam a isso de utopia</text:p>
      <text:p text:style-name="P1">Eu a isso chamo pa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ca08a"/>
    </style:style>
    <style:style style:name="MT1" style:family="text">
      <style:text-properties fo:font-weight="bold" officeooo:rsid="000ca08a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Utopia</text:span><text:span text:style-name="MT2"> (Padre Zezinho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5:22:08.900877094</meta:creation-date>
    <dc:date>2019-11-01T15:39:36.638595135</dc:date>
    <meta:editing-duration>PT6M37S</meta:editing-duration>
    <meta:editing-cycles>1</meta:editing-cycles>
    <meta:document-statistic meta:table-count="0" meta:image-count="0" meta:object-count="0" meta:page-count="2" meta:paragraph-count="49" meta:word-count="447" meta:character-count="1447" meta:non-whitespace-character-count="1048"/>
    <meta:generator>LibreOffice/6.0.7.3$Linux_X86_64 LibreOffice_project/00m0$Build-3</meta:generator>
  </office:meta>
</office:document-meta>
</file>